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.5" calcext:value-type="float">
            <text:p>0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2.5" calcext:value-type="float">
            <text:p>2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0.5" calcext:value-type="float">
            <text:p>0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2-25">00/00/0000</text:date>, <text:time style:data-style-name="N2" text:time-value="17:27:21.74156018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2-25T17:31:08.963248931</dc:date>
    <meta:editing-duration>PT10M45S</meta:editing-duration>
    <meta:editing-cycles>5</meta:editing-cycles>
    <meta:document-statistic meta:table-count="1" meta:cell-count="68" meta:object-count="0"/>
  </office:meta>
</office:document-meta>
</file>